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4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5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6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7" style:parent-style-name="Référenceintens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9" style:parent-style-name="Référenceintens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Cambria Math" style:font-name-complex="Cambria Math"/>
    </style:style>
    <style:style style:name="T13" style:parent-style-name="Policepardéfaut" style:family="text">
      <style:text-properties style:font-name="Calibri" style:font-name-complex="Calibri"/>
    </style:style>
    <style:style style:name="T14" style:parent-style-name="Policepardéfaut" style:family="text">
      <style:text-properties style:font-name="Calibri" style:font-name-complex="Calibri"/>
    </style:style>
    <style:style style:name="T15" style:parent-style-name="Policepardéfaut" style:family="text">
      <style:text-properties style:font-name="Calibri" style:font-name-complex="Calibri"/>
    </style:style>
    <style:style style:name="T16" style:parent-style-name="Policepardéfaut" style:family="text">
      <style:text-properties style:font-name="Calibri" style:font-name-complex="Calibri"/>
    </style:style>
    <style:style style:name="T17" style:parent-style-name="Policepardéfaut" style:family="text">
      <style:text-properties style:font-name="Calibri" style:font-name-complex="Calibri"/>
    </style:style>
    <style:style style:name="T18" style:parent-style-name="Policepardéfaut" style:family="text">
      <style:text-properties style:font-name="Cambria Math" style:font-name-complex="Cambria Math"/>
    </style:style>
    <style:style style:name="T19" style:parent-style-name="Policepardéfaut" style:family="text">
      <style:text-properties style:font-name="Cambria Math" style:font-name-complex="Cambria Math"/>
    </style:style>
    <style:style style:name="T20" style:parent-style-name="Policepardéfaut" style:family="text">
      <style:text-properties style:font-name="Cambria Math" style:font-name-complex="Cambria Math"/>
    </style:style>
    <style:style style:name="T21" style:parent-style-name="Policepardéfaut" style:family="text">
      <style:text-properties style:font-name="Cambria Math" style:font-name-complex="Cambria Math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/>
    </style:style>
    <style:style style:name="T24" style:parent-style-name="Policepardéfaut" style:family="text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/>
    </style:style>
    <style:style style:name="T26" style:parent-style-name="Policepardéfaut" style:family="text">
      <style:text-properties style:font-name="Cambria Math" style:font-name-complex="Cambria Math"/>
    </style:style>
    <style:style style:name="T27" style:parent-style-name="Policepardéfaut" style:family="text">
      <style:text-properties style:font-name="Cambria Math" style:font-name-complex="Cambria Math"/>
    </style:style>
    <style:style style:name="T28" style:parent-style-name="Policepardéfaut" style:family="text">
      <style:text-properties style:font-name="Calibri" style:font-name-complex="Calibri"/>
    </style:style>
    <style:style style:name="T29" style:parent-style-name="Policepardéfaut" style:family="text">
      <style:text-properties style:font-name="Calibri" style:font-name-complex="Calibri"/>
    </style:style>
    <style:style style:name="T30" style:parent-style-name="Policepardéfaut" style:family="text">
      <style:text-properties style:font-name="Calibri" style:font-name-complex="Calibri"/>
    </style:style>
    <style:style style:name="T31" style:parent-style-name="Policepardéfaut" style:family="text">
      <style:text-properties style:font-name="Calibri" style:font-name-complex="Calibri"/>
    </style:style>
    <style:style style:name="T32" style:parent-style-name="Policepardéfaut" style:family="text">
      <style:text-properties style:font-name="Cambria Math" style:font-name-complex="Cambria Math"/>
    </style:style>
    <style:style style:name="T33" style:parent-style-name="Policepardéfaut" style:family="text">
      <style:text-properties style:font-name="Cambria Math" style:font-name-complex="Cambria Math"/>
    </style:style>
    <style:style style:name="T34" style:parent-style-name="Policepardéfaut" style:family="text">
      <style:text-properties style:font-name="Cambria Math" style:font-name-complex="Cambria Math"/>
    </style:style>
    <style:style style:name="T35" style:parent-style-name="Policepardéfaut" style:family="text">
      <style:text-properties style:font-name="Cambria Math" style:font-name-complex="Cambria Math"/>
    </style:style>
    <style:style style:name="T36" style:parent-style-name="Policepardéfaut" style:family="text">
      <style:text-properties style:font-name="Cambria Math" style:font-name-complex="Cambria Math"/>
    </style:style>
    <style:style style:name="T37" style:parent-style-name="Policepardéfaut" style:family="text">
      <style:text-properties style:font-name="Cambria Math" style:font-name-complex="Cambria Math"/>
    </style:style>
    <style:style style:name="T38" style:parent-style-name="Policepardéfaut" style:family="text">
      <style:text-properties style:font-name="Cambria Math" style:font-name-complex="Cambria Math"/>
    </style:style>
    <style:style style:name="T39" style:parent-style-name="Policepardéfaut" style:family="text">
      <style:text-properties style:font-name="Cambria Math" style:font-name-complex="Cambria Math"/>
    </style:style>
    <style:style style:name="T4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2" style:parent-style-name="Paragraphedeliste" style:family="paragraph"/>
    <style:style style:name="P43" style:parent-style-name="Paragraphedeliste" style:family="paragraph"/>
    <style:style style:name="P44" style:parent-style-name="Paragraphedeliste" style:family="paragraph"/>
    <style:style style:name="P45" style:parent-style-name="Paragraphedeliste" style:family="paragraph"/>
    <style:style style:name="P46" style:parent-style-name="Paragraphedeliste" style:family="paragraph"/>
    <style:style style:name="P47" style:parent-style-name="Paragraphedeliste" style:family="paragraph"/>
    <style:style style:name="P48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T49" style:parent-style-name="Référenceintense" style:family="text">
      <style:text-properties style:text-underline-type="single" style:text-underline-style="solid" style:text-underline-width="auto" style:text-underline-mode="continuous"/>
    </style:style>
    <style:style style:name="T50" style:parent-style-name="Référenceintense" style:family="text">
      <style:text-properties style:text-underline-type="single" style:text-underline-style="solid" style:text-underline-width="auto" style:text-underline-mode="continuous"/>
    </style:style>
    <style:style style:name="T51" style:parent-style-name="Référenceintense" style:family="text">
      <style:text-properties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color="#4472C4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color="#4472C4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fo:color="#4472C4"/>
    </style:style>
    <style:style style:name="T59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color="#4472C4"/>
    </style:style>
    <style:style style:name="T64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fo:color="#4472C4"/>
    </style:style>
    <style:style style:name="T66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fo:color="#4472C4"/>
    </style:style>
    <style:style style:name="P68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Paragraphedeliste" style:family="paragraph"/>
    <style:style style:name="P70" style:parent-style-name="Paragraphedeliste" style:family="paragraph"/>
    <style:style style:name="P71" style:parent-style-name="Paragraphedeliste" style:family="paragraph"/>
    <style:style style:name="P72" style:parent-style-name="Paragraphedeliste" style:family="paragraph"/>
    <style:style style:name="P73" style:parent-style-name="Paragraphedeliste" style:family="paragraph"/>
    <style:style style:name="P74" style:parent-style-name="Paragraphedeliste" style:family="paragraph"/>
  </office:automatic-styles>
  <office:body>
    <office:text text:use-soft-page-breaks="true">
      <text:p text:style-name="P1">Module 1 Synthèse partie 2</text:p>
      <text:p text:style-name="Normal"/>
      <text:h text:style-name="P2" text:outline-level="1">Exprimer un ensemble :</text:h>
      <text:p text:style-name="Normal"/>
      <text:p text:style-name="Normal">Lorsqu’on cite les éléments qui font partie d’un ensemble, on dit qu’on définit l’ensemble en<text:s/><text:span text:style-name="T3">extension</text:span><text:span text:style-name="T4">.</text:span><text:span text:style-name="T5"><text:line-break/></text:span><text:span text:style-name="T6"><text:line-break/></text:span><text:span text:style-name="T7">Ensemble en extension</text:span> : Exemple : P = {0,2,4,6,8} est une définition en extension de l’ensemble des chiffres pairs.</text:p>
      <text:p text:style-name="Normal"/>
      <text:p text:style-name="Normal">On oppose souvent la définition en extension à la<text:s/><text:span text:style-name="T8">définition en compréhension</text:span>.</text:p>
      <text:p text:style-name="Normal"/>
      <text:p text:style-name="Normal"><text:span text:style-name="T9">Ensemble en compréhension</text:span><text:span text:style-name="T10"> :<text:s/></text:span>C’est indiquer une propriété qui caractérise les éléments de l’ensemble, c’est-à-dire une propriété que les éléments de l’ensemble, et seulement eux, vérifient.<text:line-break/>Dans le cas de l’ensemble P on pourrait utiliser la propriété « être un chiffre pair » et définir P en compréhension par « P est l’ensemble des chiffres pairs. ». Cette définition peut être écrite de manière plus symbolique : P = { x : x est chiffre pair}.<text:s/></text:p>
      <text:p text:style-name="Normal"/>
      <text:p text:style-name="Normal">Quand on veut parler de l’ensemble de tous les nombres réels compris dans une fourchette entre deux valeurs données, on peut utiliser des notations spécifiques pour ces<text:s/><text:span text:style-name="T11">intervalles</text:span><text:s/>de réels.<text:s/>On écrit les deux valeurs qui délimitent la fourchette, on les sépare par une virgule et on place des crochets ] ou [ avant et après ces valeurs. Ainsi, [3,5] est l’ensemble de tous les réels x vérifiant<text:s/><text:line-break/>3 =&lt; x &lt;= 5.<text:s/></text:p>
      <text:p text:style-name="Normal"/>
      <text:p text:style-name="Normal"/>
      <text:p text:style-name="Normal">Finalement, on utilise parfois des expressions pour présenter des ensembles qu’on</text:p>
      <text:p text:style-name="Normal">peut obtenir en appliquant un certain calcul sur les éléments d’un ensemble de départ. Par</text:p>
      <text:p text:style-name="Normal">exemple, la notation 2<text:span text:style-name="T12">ℕ</text:span><text:s/>+ 1 d<text:span text:style-name="T13">é</text:span>signe l<text:span text:style-name="T14">’</text:span>ensemble obtenu en rempla<text:span text:style-name="T15">ç</text:span>ant chaque<text:s/><text:span text:style-name="T16">é</text:span>l<text:span text:style-name="T17">é</text:span>ment<text:s/><text:span text:style-name="T18">𝑥</text:span></text:p>
      <text:p text:style-name="Normal">de<text:s/><text:span text:style-name="T19">ℕ</text:span><text:s/>par 2<text:span text:style-name="T20">𝑥</text:span><text:s/>+ 1. Comme<text:s/><text:span text:style-name="T21">ℕ</text:span><text:s/>est l<text:span text:style-name="T22">’</text:span>ensemble {0, 1, 2, 3, 4,<text:s/><text:span text:style-name="T23">…</text:span><text:s/>}, le r<text:span text:style-name="T24">é</text:span>sultat obtenu est l<text:span text:style-name="T25">’</text:span>ensemble</text:p>
      <text:p text:style-name="Normal">{1, 3, 5, 7, 9, … } vu que 2 × 0 + 1 = 1, 2 × 1 + 1 = 3, 2 × 2 + 1 = 5, etc. L’ensemble 2<text:span text:style-name="T26">ℕ</text:span><text:s/>+ 1</text:p>
      <text:p text:style-name="Normal">est donc l’ensemble des naturels impairs.</text:p>
      <text:p text:style-name="Normal">De même, 6<text:span text:style-name="T27">ℤ</text:span><text:s/>est l<text:span text:style-name="T28">’</text:span>ensemble obtenu en rempla<text:span text:style-name="T29">ç</text:span>ant chaque<text:s/><text:span text:style-name="T30">é</text:span>l<text:span text:style-name="T31">é</text:span>ment<text:s/><text:span text:style-name="T32">𝑥</text:span><text:s/>de<text:s/><text:span text:style-name="T33">ℤ</text:span><text:s/>par 6<text:span text:style-name="T34">𝑥</text:span>. Comme</text:p>
      <text:p text:style-name="Normal"><text:span text:style-name="T35">ℤ</text:span><text:s/>contient les valeurs 0, 1, -1, 2, -2, 3, -3, …, le résultat est l’ensemble</text:p>
      <text:p text:style-name="Normal">{0, 6, −6, 12, −12, 18, −18, … } de tous les multiples de 6.</text:p>
      <text:soft-page-break/>
      <text:p text:style-name="Normal">De manière générale, si<text:s/><text:span text:style-name="T36">𝑘</text:span><text:s/>est un naturel, la notation<text:s/><text:span text:style-name="T37">𝑘ℤ</text:span><text:s/>correspondra donc à l’ensemble de</text:p>
      <text:p text:style-name="Normal">tous les multiples de<text:s/><text:span text:style-name="T38">𝑘</text:span>, positifs ou négatifs. Si on ne veut prendre en compte que les</text:p>
      <text:p text:style-name="Normal">multiples positifs, on utilisera plutôt<text:s/><text:span text:style-name="T39">𝑘ℕ</text:span>.<text:line-break/></text:p>
      <text:h text:style-name="Titre1" text:outline-level="1"><text:span text:style-name="T40">Exercice 20</text:span><text:span text:style-name="T41"> :<text:s/></text:span></text:h>
      <text:p text:style-name="Normal"/>
      <text:list text:style-name="LFO3" text:continue-numbering="true">
        <text:list-item>
          <text:p text:style-name="P42">]-10,5]</text:p>
        </text:list-item>
        <text:list-item>
          <text:p text:style-name="P43">[17,23[</text:p>
        </text:list-item>
        <text:list-item>
          <text:p text:style-name="P44">]0,+<text:s/>∞]</text:p>
        </text:list-item>
        <text:list-item>
          <text:p text:style-name="P45">]-1,10[</text:p>
        </text:list-item>
        <text:list-item>
          <text:p text:style-name="P46">]-3,15[</text:p>
        </text:list-item>
        <text:list-item>
          <text:p text:style-name="P47">[1,4]</text:p>
        </text:list-item>
      </text:list>
      <text:p text:style-name="Normal"/>
      <text:h text:style-name="P48" text:outline-level="1">Taille d’un ensemble :</text:h>
      <text:p text:style-name="Normal"/>
      <text:p text:style-name="Normal">Le plus petit ensemble =<text:s/><text:span text:style-name="T49">e</text:span><text:span text:style-name="T50">nsemble vide</text:span><text:span text:style-name="T51"><text:s text:c="2"/></text:span><text:s/>est celui qui ne contient aucun élément.</text:p>
      <text:p text:style-name="Sansinterligne">Ensembles qui ne contiennent qu’un seul élément =<text:s/><text:span text:style-name="T52">Singletons</text:span>.</text:p>
      <text:p text:style-name="Sansinterligne"/>
      <text:p text:style-name="Sansinterligne">Les ensembles qui contiennent exactement deux éléments portent eux aussi un nom : ce sont des<text:s/><text:span text:style-name="T53">Paires.</text:span></text:p>
      <text:p text:style-name="Sansinterligne"><text:span text:style-name="Référenceintense"><text:line-break/></text:span>Tant que le nombre d’éléments d’un ensemble correspond à un naturel (0,1,2,3,…), on dit que<text:s/><text:span text:style-name="T54">l’ensemble est fini</text:span><text:span text:style-name="T55">.<text:s/></text:span>Dans le cas d’un ensemble fini, on définit<text:s/><text:span text:style-name="T56">son cardinal</text:span>, comme étant le nombre d’éléments qui lui appartiennent.<text:s/><text:span text:style-name="T57">Le cardinal d’un ensemble A se note #A</text:span><text:span text:style-name="T58"> </text:span>; on a par exemple<text:s/><text:span text:style-name="T59">#L = 26.</text:span></text:p>
      <text:p text:style-name="Sansinterligne"/>
      <text:p text:style-name="Normal">Certains ensembles possèdent un nombre d’éléments qui est plus grand que n’importe quel naturel. On parle alors<text:s/><text:span text:style-name="T60">d’ensemble infini</text:span>. C’est par exemple le cas<text:s/><text:span text:style-name="T61">de l’ensemble N</text:span> : il a plus de 4 éléments, mais aussi plus de 5, mais aussi plus de 6 éléments... Même parmi les ensembles infinis, il y en a<text:s/><text:span text:style-name="T62">certains qui sont « plus grands » que d’autres</text:span><text:span text:style-name="T63"> </text:span>; par exemple on peut énumérer les éléments de N, Z et Q alors que ce n’est pas possible pour R. N, Z et Q sont des ensembles<text:s/><text:span text:style-name="T64">infinis dénombrables</text:span><text:span text:style-name="T65"><text:s/></text:span>alors que R est<text:s/><text:span text:style-name="T66">infini indénombrable.</text:span><text:span text:style-name="T67"><text:s/></text:span></text:p>
      <text:h text:style-name="P68" text:outline-level="1">Exercice 23 :</text:h>
      <text:p text:style-name="Normal"/>
      <text:list text:style-name="LFO2" text:continue-numbering="true">
        <text:list-item>
          <text:p text:style-name="P69">3</text:p>
        </text:list-item>
        <text:list-item>
          <text:p text:style-name="P70">2</text:p>
        </text:list-item>
        <text:list-item>
          <text:p text:style-name="P71"> ?</text:p>
        </text:list-item>
        <text:list-item>
          <text:p text:style-name="P72"> ?</text:p>
        </text:list-item>
        <text:list-item>
          <text:p text:style-name="P73">5</text:p>
        </text:list-item>
        <text:list-item>
          <text:p text:style-name="P74">10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09-26T11:12:00Z</meta:creation-date>
    <dc:date>2023-09-26T19:12:00Z</dc:date>
    <meta:template xlink:href="Normal.dotm" xlink:type="simple"/>
    <meta:editing-cycles>22</meta:editing-cycles>
    <meta:editing-duration>PT28800S</meta:editing-duration>
    <meta:document-statistic meta:page-count="2" meta:paragraph-count="6" meta:word-count="515" meta:character-count="3342" meta:row-count="23" meta:non-whitespace-character-count="2833"/>
  </office:meta>
</office:document-meta>
</file>